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mbiente di gara </text:h>
      <text:section text:style-name="Sect1" text:name="stcpDiv">
        <text:p text:style-name="Text_20_body">Documento utile per l'ambiente di gara per la Selezione Territoriale 14 aprile 2016: <text:a xlink:type="simple" xlink:href="http://www.olimpiadi-informatica.it/images/vm_oii_AmbienteGara.pdf" text:style-name="Internet_20_link" text:visited-style-name="Visited_20_Internet_20_Link">macchina virtuale</text:a>.</text:p>
        <text:p text:style-name="Text_20_body"> </text:p>
        <text:p text:style-name="Text_20_body"> </text:p>
        <text:p text:style-name="Text_20_body"> </text:p>
        <text:p text:style-name="Text_20_body">In questa sezione è disponibile l'immagine della macchina virtuale relativa all'ambiente di gara per la Selezione Territoriale 2016.</text:p>
        <text:p text:style-name="Text_20_body"> </text:p>
        <text:p text:style-name="Text_20_body"> </text:p>
        <text:p text:style-name="Text_20_body">Installazione di VirtualBox</text:p>
        <text:p text:style-name="Text_20_body"><text:line-break/>1. Scaricare il software dalla pagina di download: <text:a xlink:type="simple" xlink:href="https://www.virtualbox.org/wiki/Downloads" text:style-name="Internet_20_link" text:visited-style-name="Visited_20_Internet_20_Link">https://www.virtualbox.org/wiki/Downloads</text:a></text:p>
        <text:p text:style-name="Text_20_body"><text:line-break/>2. Scaricare l’immagine virtuale del server di gara dall’area Download-&gt;Selezione Territoriale del<text:line-break/>sistema ioiCMS (<text:a xlink:type="simple" xlink:href="http://ioicms.olimpiadi-informatica.it/" office:target-frame-name="_blank" xlink:show="new" text:style-name="Internet_20_link" text:visited-style-name="Visited_20_Internet_20_Link">http://ioicms.olimpiadi-informatica.it/</text:a>) . L’immagine è disponibile in diversi formati<text:line-break/>compressi (7z, zip).</text:p>
        <text:p text:style-name="Text_20_body"><text:line-break/><text:line-break/>Il dettaglio delle istruzioni per l'installazione e configurazione sono invece disponibile nel seguente pdf <text:a xlink:type="simple" xlink:href="http://www.olimpiadi-informatica.it/images/istruzioni.pdf" text:style-name="Internet_20_link" text:visited-style-name="Visited_20_Internet_20_Link">vm_territoriali.pdf</text:a></text:p>
        <text:p text:style-name="Text_20_body"> </text:p>
        <text:p text:style-name="Text_20_body">Il Comitato delle Olimpiadi di Informatica e l'Università di Roma "Tor Vergata" hanno organizzato una gara di allenamento online, che si svolgerà sabato 9 e domenica 10 aprile (inizia dalle 00:01 di sabato e termina alle 23:59 di domenica 12 aprile, per la precisione!).</text:p>
        <text:p text:style-name="Text_20_body">La gara consiste in quattro problemi, da risolvere in cinque ore (che vengono contate a partire da quando uno si collega al server della gara: potete quindi scegliere le cinque ore, del fine settimana, più adatte alla gara in funzione dei vostri impegni!).</text:p>
        <text:p text:style-name="Text_20_body">Trovate tutte le informazioni sulla gara su<text:line-break/>http://people.uniroma2.it/giuseppe.italiano/gator/</text:p>
        <text:p text:style-name="Text_20_body">In particolare, per registrarsi gli studenti devono compilare il form che si trovi all'indirizzo<text:line-break/>http://goo.gl/0oAEKZ<text:line-break/>(riceveranno le credenziali per accedere, ovvero nome utente e password, il giorno prima della gara, il 9 aprile 2016).</text:p>
        <text:p text:style-name="Text_20_body"><text:soft-page-break/>Per qualsiasi dubbio o domande potete contattare gli organizzatori della gara (il Prof. Italiano e il Prof. Laura), ai seguenti indirizzi di posta elettronica:<text:line-break/>Giuseppe F. Italiano &lt;<text:bookmark text:name="cloak13358"/><text:a xlink:type="simple" xlink:href="mailto:italiano@disp.uniroma2.it" text:style-name="Internet_20_link" text:visited-style-name="Visited_20_Internet_20_Link">italiano@disp.uniroma2.it</text:a>&gt;<text:line-break/>Luigi Laura &lt;<text:bookmark text:name="cloak76840"/><text:a xlink:type="simple" xlink:href="mailto:luigi.laura@uniroma2.it" text:style-name="Internet_20_link" text:visited-style-name="Visited_20_Internet_20_Link">luigi.laura@uniroma2.it</text:a>&gt;</text:p>
        <text:p text:style-name="Text_20_body">- See more at: http://www.olimpiadi-informatica.it/index.php/allenamenti/ambiente-di-gara.html#sthash.K0iWrGgp.dpuf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9:08:30.231206674</meta:creation-date>
    <dc:date>2016-09-07T09:09:02.204904576</dc:date>
    <meta:editing-duration>PT32S</meta:editing-duration>
    <meta:editing-cycles>1</meta:editing-cycles>
    <meta:generator>LibreOffice/5.1.4.2$Linux_x86 LibreOffice_project/10m0$Build-2</meta:generator>
    <meta:document-statistic meta:table-count="0" meta:image-count="0" meta:object-count="0" meta:page-count="2" meta:paragraph-count="19" meta:word-count="253" meta:character-count="1948" meta:non-whitespace-character-count="1697"/>
  </office:meta>
</office:document-meta>
</file>